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0bb8" officeooo:paragraph-rsid="00040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0:40:54.428954941</meta:creation-date>
    <dc:date>2018-08-25T20:41:24.515518589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